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2" style:parent-style-name="Code" style:family="paragraph">
      <style:paragraph-properties fo:text-align="start"/>
    </style:style>
    <style:style style:name="P3" style:parent-style-name="Code" style:family="paragraph">
      <style:paragraph-properties fo:text-align="start"/>
    </style:style>
    <style:style style:name="P4" style:parent-style-name="Code" style:family="paragraph">
      <style:paragraph-properties fo:text-align="start"/>
    </style:style>
    <style:style style:name="P5" style:parent-style-name="Code" style:family="paragraph">
      <style:paragraph-properties fo:text-align="start"/>
    </style:style>
    <style:style style:name="P6" style:parent-style-name="Code" style:family="paragraph">
      <style:paragraph-properties fo:text-align="start"/>
    </style:style>
    <style:style style:name="P7" style:parent-style-name="Code" style:family="paragraph">
      <style:paragraph-properties fo:text-align="start"/>
    </style:style>
    <style:style style:name="P8" style:parent-style-name="Code" style:family="paragraph">
      <style:paragraph-properties fo:text-align="start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Standard" style:family="paragraph">
      <style:paragraph-properties style:line-height-at-least="0.1979in" fo:background-color="#263238"/>
    </style:style>
    <style:style style:name="T16" style:parent-style-name="DefaultParagraphFont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US"/>
    </style:style>
    <style:style style:name="T17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1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1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2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21" style:parent-style-name="Standard" style:family="paragraph">
      <style:paragraph-properties style:line-height-at-least="0.1979in" fo:background-color="#263238"/>
    </style:style>
    <style:style style:name="T22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2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24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2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26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2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28" style:parent-style-name="Standard" style:family="paragraph">
      <style:paragraph-properties style:line-height-at-least="0.1979in" fo:background-color="#263238"/>
    </style:style>
    <style:style style:name="T2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30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3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32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33" style:parent-style-name="DefaultParagraphFont" style:family="text">
      <style:text-properties style:font-name="Consolas" style:font-name-asian="Times New Roman" style:font-name-complex="Times New Roman" fo:color="#F78C6C" fo:font-size="10.5pt" style:font-size-asian="10.5pt" style:font-size-complex="10.5pt" fo:language="en" fo:country="US"/>
    </style:style>
    <style:style style:name="T3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35" style:parent-style-name="Standard" style:family="paragraph">
      <style:paragraph-properties style:line-height-at-least="0.1979in" fo:background-color="#263238"/>
    </style:style>
    <style:style style:name="T36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3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38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3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40" style:parent-style-name="Standard" style:family="paragraph">
      <style:paragraph-properties style:line-height-at-least="0.1979in" fo:background-color="#263238"/>
    </style:style>
    <style:style style:name="T41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4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43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4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45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4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47" style:parent-style-name="Standard" style:family="paragraph">
      <style:paragraph-properties style:line-height-at-least="0.1979in" fo:background-color="#263238"/>
    </style:style>
    <style:style style:name="T4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4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5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51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5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53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5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55" style:parent-style-name="Standard" style:family="paragraph">
      <style:paragraph-properties style:line-height-at-least="0.1979in" fo:background-color="#263238"/>
    </style:style>
    <style:style style:name="T56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5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58" style:parent-style-name="Standard" style:family="paragraph">
      <style:paragraph-properties style:line-height-at-least="0.1979in" fo:background-color="#263238"/>
    </style:style>
    <style:style style:name="T59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60" style:parent-style-name="Standard" style:family="paragraph">
      <style:paragraph-properties style:line-height-at-least="0.1979in" fo:background-color="#263238"/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P61" style:parent-style-name="Standard" style:family="paragraph">
      <style:paragraph-properties style:line-height-at-least="0.1979in" fo:background-color="#263238"/>
    </style:style>
    <style:style style:name="T62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6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64" style:parent-style-name="DefaultParagraphFont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US"/>
    </style:style>
    <style:style style:name="T65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6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67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6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6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7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71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7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73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7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75" style:parent-style-name="Standard" style:family="paragraph">
      <style:paragraph-properties style:line-height-at-least="0.1979in" fo:background-color="#263238"/>
    </style:style>
    <style:style style:name="T76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7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78" style:parent-style-name="DefaultParagraphFont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US"/>
    </style:style>
    <style:style style:name="T7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8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81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8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83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8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85" style:parent-style-name="Standard" style:family="paragraph">
      <style:paragraph-properties style:line-height-at-least="0.1979in" fo:background-color="#263238"/>
    </style:style>
    <style:style style:name="T86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87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88" style:parent-style-name="DefaultParagraphFont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US"/>
    </style:style>
    <style:style style:name="T89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90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91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92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93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94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95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96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97" style:parent-style-name="Standard" style:family="paragraph">
      <style:paragraph-properties style:line-height-at-least="0.1979in" fo:background-color="#263238"/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98" style:parent-style-name="Standard" style:family="paragraph">
      <style:paragraph-properties style:line-height-at-least="0.1979in" fo:background-color="#263238"/>
    </style:style>
    <style:style style:name="T99" style:parent-style-name="DefaultParagraphFont" style:family="text">
      <style:text-properties style:font-name="Consolas" style:font-name-asian="Times New Roman" style:font-name-complex="Times New Roman" fo:color="#C792EA" fo:font-size="10.5pt" style:font-size-asian="10.5pt" style:font-size-complex="10.5pt" fo:language="en" fo:country="US"/>
    </style:style>
    <style:style style:name="T100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10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102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103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104" style:parent-style-name="DefaultParagraphFont" style:family="text">
      <style:text-properties style:font-name="Consolas" style:font-name-asian="Times New Roman" style:font-name-complex="Times New Roman" fo:color="#C3E88D" fo:font-size="10.5pt" style:font-size-asian="10.5pt" style:font-size-complex="10.5pt" fo:language="en" fo:country="US"/>
    </style:style>
    <style:style style:name="T105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106" style:parent-style-name="Standard" style:family="paragraph">
      <style:paragraph-properties style:line-height-at-least="0.1979in" fo:background-color="#263238"/>
    </style:style>
    <style:style style:name="T107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108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T109" style:parent-style-name="DefaultParagraphFont" style:family="text">
      <style:text-properties style:font-name="Consolas" style:font-name-asian="Times New Roman" style:font-name-complex="Times New Roman" fo:color="#82AAFF" fo:font-size="10.5pt" style:font-size-asian="10.5pt" style:font-size-complex="10.5pt" fo:language="en" fo:country="US"/>
    </style:style>
    <style:style style:name="T110" style:parent-style-name="DefaultParagraphFont" style:family="text">
      <style:text-properties style:font-name="Consolas" style:font-name-asian="Times New Roman" style:font-name-complex="Times New Roman" fo:color="#EEFFFF" fo:font-size="10.5pt" style:font-size-asian="10.5pt" style:font-size-complex="10.5pt" fo:language="en" fo:country="US"/>
    </style:style>
    <style:style style:name="T111" style:parent-style-name="DefaultParagraphFont" style:family="text">
      <style:text-properties style:font-name="Consolas" style:font-name-asian="Times New Roman" style:font-name-complex="Times New Roman" fo:color="#89DDFF" fo:font-size="10.5pt" style:font-size-asian="10.5pt" style:font-size-complex="10.5pt" fo:language="en" fo:country="US"/>
    </style:style>
    <style:style style:name="P112" style:parent-style-name="Textbody" style:family="paragraph">
      <style:text-properties fo:language="en" fo:country="US"/>
    </style:style>
  </office:automatic-styles>
  <office:body>
    <office:text text:use-soft-page-breaks="true">
      <text:h text:style-name="P1" text:outline-level="1">Obiekty</text:h>
      <text:h text:style-name="Heading2" text:outline-level="2">Od tablic do obiektów</text:h>
      <text:p text:style-name="Standard">Tablica <text:s/>w JS <text:s/>jest listą wartości. Ponieważ każdy element tablicy ma swój index i wartość to tablicę możemy traktować jako uporzątkowany zbór par<text:s/>klucz-warość. Kluczem jest oczywiście liczbowy index zaczynający się od zera.</text:p>
      <text:p text:style-name="Standard">Definując obiekty stosujemy klucze, które są nazwami i są oddzielone od wartości dwukropkiem. Elementy obiektu (zwane właściwościami <text:s/>lub polami) oddziela się przecinkami. Definicję obiektu ujmujemy w nawiasy klamrowe i przypisujemy stałej.</text:p>
      <text:p text:style-name="Standard">Przykład</text:p>
      <text:p text:style-name="P2"><text:s/>const student = {</text:p>
      <text:p text:style-name="P3"><text:s text:c="11"/>name: ‘Piotr’,</text:p>
      <text:p text:style-name="P4"><text:tab/><text:s text:c="4"/>surname: ‘Piekarz’,</text:p>
      <text:p text:style-name="P5"><text:tab/><text:s text:c="4"/>info: function(){</text:p>
      <text:p text:style-name="P6"><text:tab/><text:s text:c="7"/>console.log(`Jestem studentem, nazywam się ${this.name} ${this.surname}`);</text:p>
      <text:p text:style-name="P7"><text:tab/><text:s text:c="4"/>}</text:p>
      <text:p text:style-name="P8"><text:tab/>};</text:p>
      <text:p text:style-name="Standard">Nie zaleca sie stosowania cudzysłowów(oszczędność znaków), jednakże jeśli chcemy właściwości nadać nazwę, która nie jest poprawną nazwą zmiennej należy je zastosować.</text:p>
      <text:h text:style-name="Heading3" text:outline-level="3">Elementy, właściwości, metody i składowe</text:h>
      <text:p text:style-name="Standard">Tablice zawierają elementy, zaś obiekty właściwości.</text:p>
      <text:p text:style-name="Standard">Właściwość obiektu może wskazywać funkcję <text:s/>bowiem funkcja <text:s/>jest daną, wtedy nazywamy ją<text:s/><text:span text:style-name="T9">metodą.<text:s/></text:span>Ogólnie właściwości nazywamy<text:s/><text:span text:style-name="T10">składowymi</text:span>.</text:p>
      <text:p text:style-name="Standard"/>
      <text:h text:style-name="Heading3" text:outline-level="3">Tablice asocjacyjne</text:h>
      <text:p text:style-name="Standard">W niektórych językach programowania istnieje podział na :</text:p>
      <text:list text:style-name="WWNum15">
        <text:list-item>
          <text:p text:style-name="P11">tablice indeksowe – kluczami<text:s/>są liczby</text:p>
        </text:list-item>
        <text:list-item>
          <text:p text:style-name="P12">tablice asocjacyjne, zwane inaczej tablicami mieszającymi lub słownikami – kluczami są łańcuchy znaków lub dowolne obiekty</text:p>
        </text:list-item>
      </text:list>
      <text:p text:style-name="Standard">W JS tablicą indeksowym odpowiadają tablice, a tablicą asocjacyjnym – obiekty.</text:p>
      <text:p text:style-name="Standard"/>
      <text:h text:style-name="Heading3" text:outline-level="3">Dostęp do właściwości obiektu</text:h>
      <text:list text:style-name="WWNum16">
        <text:list-item>
          <text:p text:style-name="P13">przy użyciu<text:s/>nawiasów kwadratowych –<text:s/><text:span text:style-name="CodeChar">student[‘name’]</text:span></text:p>
        </text:list-item>
        <text:list-item>
          <text:p text:style-name="P14">przy użyciu kropki –<text:s/><text:span text:style-name="CodeChar">student.surname</text:span></text:p>
        </text:list-item>
      </text:list>
      <text:p text:style-name="Standard">Gdy będziem się <text:s/>odwoływać do nieistniejącej właściwości to otrzymamy wartość<text:s/><text:span text:style-name="CodeChar">undefined.</text:span></text:p>
      <text:p text:style-name="Standard">Obiekty mogą zawierać dane, w tym inne obiekty:</text:p>
      <text:p text:style-name="Textbody"/>
      <text:p text:style-name="P15"><text:span text:style-name="T16">const<text:s/></text:span><text:span text:style-name="T17">book<text:s/></text:span><text:span text:style-name="T18">=</text:span><text:span text:style-name="T19"><text:s/></text:span><text:span text:style-name="T20">{</text:span></text:p>
      <text:p text:style-name="P21"><text:span text:style-name="T22"><text:s text:c="2"/>name</text:span><text:span text:style-name="T23">:</text:span><text:span text:style-name="T24"><text:s/></text:span><text:span text:style-name="T25">'</text:span><text:span text:style-name="T26">Paragraf 22</text:span><text:span text:style-name="T27">',</text:span></text:p>
      <text:p text:style-name="P28"><text:span text:style-name="T29"><text:s text:c="2"/></text:span><text:span text:style-name="T30">published</text:span><text:span text:style-name="T31">:</text:span><text:span text:style-name="T32"><text:s/></text:span><text:span text:style-name="T33">1961</text:span><text:span text:style-name="T34">,</text:span></text:p>
      <text:p text:style-name="P35"><text:span text:style-name="T36"><text:s text:c="2"/>author</text:span><text:span text:style-name="T37">:</text:span><text:span text:style-name="T38"><text:s/></text:span><text:span text:style-name="T39">{</text:span></text:p>
      <text:p text:style-name="P40"><text:span text:style-name="T41"><text:s text:c="4"/>firstName</text:span><text:span text:style-name="T42">:</text:span><text:span text:style-name="T43"><text:s/></text:span><text:span text:style-name="T44">'</text:span><text:span text:style-name="T45">Joseph</text:span><text:span text:style-name="T46">',</text:span></text:p>
      <text:p text:style-name="P47"><text:span text:style-name="T48"><text:s text:c="4"/></text:span><text:span text:style-name="T49">lastName</text:span><text:span text:style-name="T50">:</text:span><text:span text:style-name="T51"><text:s/></text:span><text:span text:style-name="T52">'</text:span><text:span text:style-name="T53">Heller</text:span><text:span text:style-name="T54">'</text:span></text:p>
      <text:p text:style-name="P55"><text:span text:style-name="T56"><text:s text:c="2"/></text:span><text:span text:style-name="T57">}</text:span></text:p>
      <text:p text:style-name="P58"><text:span text:style-name="T59">};</text:span></text:p>
      <text:p text:style-name="P60"/>
      <text:p text:style-name="P61"><text:span text:style-name="T62">console</text:span><text:span text:style-name="T63">.</text:span><text:span text:style-name="T64">log</text:span><text:span text:style-name="T65">(book[</text:span><text:span text:style-name="T66">'</text:span><text:span text:style-name="T67">author</text:span><text:span text:style-name="T68">'</text:span><text:span text:style-name="T69">][</text:span><text:span text:style-name="T70">'</text:span><text:span text:style-name="T71">firstName</text:span><text:span text:style-name="T72">'</text:span><text:span text:style-name="T73">])</text:span><text:span text:style-name="T74">;</text:span></text:p>
      <text:p text:style-name="P75"><text:span text:style-name="T76">console</text:span><text:span text:style-name="T77">.</text:span><text:span text:style-name="T78">log</text:span><text:span text:style-name="T79">(book</text:span><text:span text:style-name="T80">.</text:span><text:span text:style-name="T81">author</text:span><text:span text:style-name="T82">.</text:span><text:span text:style-name="T83">lastName)</text:span><text:span text:style-name="T84">;</text:span></text:p>
      <text:p text:style-name="P85"><text:span text:style-name="T86">console</text:span><text:span text:style-name="T87">.</text:span><text:span text:style-name="T88">log</text:span><text:span text:style-name="T89">(book</text:span><text:span text:style-name="T90">.</text:span><text:span text:style-name="T91">author[</text:span><text:span text:style-name="T92">'</text:span><text:span text:style-name="T93">firstName</text:span><text:span text:style-name="T94">'</text:span><text:span text:style-name="T95">])</text:span><text:span text:style-name="T96">;</text:span></text:p>
      <text:p text:style-name="P97"/>
      <text:p text:style-name="P98"><text:span text:style-name="T99">let<text:s/></text:span><text:span text:style-name="T100">key<text:s/></text:span><text:span text:style-name="T101">=</text:span><text:span text:style-name="T102"><text:s/></text:span><text:span text:style-name="T103">'</text:span><text:span text:style-name="T104">name</text:span><text:span text:style-name="T105">';</text:span></text:p>
      <text:p text:style-name="P106"><text:span text:style-name="T107">console</text:span><text:span text:style-name="T108">.</text:span><text:span text:style-name="T109">log</text:span><text:span text:style-name="T110">(book[key])</text:span><text:span text:style-name="T111">;</text:span></text:p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Code" style:display-name="Code" style:family="paragraph" style:parent-style-name="Standard" style:next-style-name="Standard">
      <style:paragraph-properties fo:text-align="justify"/>
      <style:text-properties style:font-name="Consolas" style:font-name-asian="Consolas" style:font-name-complex="Calibri" fo:color="#00B050" fo:font-size="10pt" style:font-size-asian="10pt" style:font-size-complex="14pt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CodeChar" style:display-name="Code Char" style:family="text" style:parent-style-name="DefaultParagraphFont">
      <style:text-properties style:font-name="Consolas" style:font-name-asian="Consolas" style:font-name-complex="Calibri" fo:color="#00B050" fo:font-size="10pt" style:font-size-asian="10pt" style:font-size-complex="14pt" fo:language="pl" fo:country="P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5" style:display-name="WWNum15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6" style:display-name="WWNum16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ubuc, Zenon</meta:initial-creator>
    <dc:creator>Raubuc, Zenon</dc:creator>
    <meta:creation-date>2020-08-25T19:23:00Z</meta:creation-date>
    <dc:date>2020-08-25T19:23:00Z</dc:date>
    <meta:template xlink:href="Normal" xlink:type="simple"/>
    <meta:editing-cycles>2</meta:editing-cycles>
    <meta:editing-duration>PT60S</meta:editing-duration>
    <meta:document-statistic meta:page-count="2" meta:paragraph-count="3" meta:word-count="291" meta:character-count="1950" meta:row-count="13" meta:non-whitespace-character-count="1662"/>
  </office:meta>
</office:document-meta>
</file>